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rsid="00072781" officeooo:paragraph-rsid="00072781"/>
    </style:style>
    <style:style style:name="P2" style:family="paragraph" style:parent-style-name="Nadpis2">
      <style:text-properties officeooo:rsid="001436d2" officeooo:paragraph-rsid="001436d2"/>
    </style:style>
    <style:style style:name="P3" style:family="paragraph" style:parent-style-name="text" style:list-style-name="L1">
      <style:text-properties officeooo:rsid="00105b73" officeooo:paragraph-rsid="00105b73"/>
    </style:style>
    <style:style style:name="P4" style:family="paragraph" style:parent-style-name="text" style:list-style-name="L1">
      <style:text-properties officeooo:rsid="001436d2" officeooo:paragraph-rsid="001436d2"/>
    </style:style>
    <style:style style:name="P5" style:family="paragraph" style:parent-style-name="text" style:list-style-name="L1">
      <style:text-properties officeooo:rsid="0008089e" officeooo:paragraph-rsid="000f37e3"/>
    </style:style>
    <style:style style:name="P6" style:family="paragraph" style:parent-style-name="text" style:list-style-name="L1">
      <style:text-properties officeooo:rsid="0008089e" officeooo:paragraph-rsid="00105b73"/>
    </style:style>
    <style:style style:name="P7" style:family="paragraph" style:parent-style-name="text" style:list-style-name="L1">
      <style:text-properties officeooo:rsid="0008089e" officeooo:paragraph-rsid="0008089e"/>
    </style:style>
    <style:style style:name="P8" style:family="paragraph" style:parent-style-name="text" style:list-style-name="L1">
      <style:text-properties officeooo:rsid="0008089e" officeooo:paragraph-rsid="00118352"/>
    </style:style>
    <style:style style:name="P9" style:family="paragraph" style:parent-style-name="text" style:list-style-name="L1">
      <style:text-properties officeooo:rsid="000f37e3" officeooo:paragraph-rsid="00105b73"/>
    </style:style>
    <style:style style:name="P10" style:family="paragraph" style:parent-style-name="text" style:list-style-name="L1">
      <style:text-properties officeooo:rsid="000fba77" officeooo:paragraph-rsid="00105b73"/>
    </style:style>
    <style:style style:name="P11" style:family="paragraph" style:parent-style-name="text" style:list-style-name="L1">
      <style:text-properties officeooo:rsid="00096782" officeooo:paragraph-rsid="00105b73"/>
    </style:style>
    <style:style style:name="P12" style:family="paragraph" style:parent-style-name="text" style:list-style-name="L1">
      <style:text-properties officeooo:rsid="00096782" officeooo:paragraph-rsid="00096782"/>
    </style:style>
    <style:style style:name="P13" style:family="paragraph" style:parent-style-name="text" style:list-style-name="L1">
      <style:text-properties officeooo:rsid="00096782" officeooo:paragraph-rsid="00118352"/>
    </style:style>
    <style:style style:name="P14" style:family="paragraph" style:parent-style-name="text" style:list-style-name="L1">
      <style:text-properties officeooo:rsid="00082717" officeooo:paragraph-rsid="00118352"/>
    </style:style>
    <style:style style:name="P15" style:family="paragraph" style:parent-style-name="text" style:list-style-name="L1">
      <style:text-properties officeooo:rsid="00118352" officeooo:paragraph-rsid="00118352"/>
    </style:style>
    <style:style style:name="P16" style:family="paragraph" style:parent-style-name="text" style:list-style-name="L1">
      <style:text-properties officeooo:rsid="000b002b" officeooo:paragraph-rsid="00118352"/>
    </style:style>
    <style:style style:name="P17" style:family="paragraph" style:parent-style-name="text" style:list-style-name="L1">
      <style:text-properties officeooo:rsid="000b002b" officeooo:paragraph-rsid="000b002b"/>
    </style:style>
    <style:style style:name="P18" style:family="paragraph" style:parent-style-name="text" style:list-style-name="L1">
      <style:text-properties officeooo:rsid="000b002b" officeooo:paragraph-rsid="001436d2"/>
    </style:style>
    <style:style style:name="P19" style:family="paragraph" style:parent-style-name="text" style:list-style-name="L1">
      <style:text-properties officeooo:rsid="000b002b" officeooo:paragraph-rsid="000c5500"/>
    </style:style>
    <style:style style:name="P20" style:family="paragraph" style:parent-style-name="text" style:list-style-name="L1">
      <style:text-properties officeooo:rsid="000b002b" officeooo:paragraph-rsid="0012074b"/>
    </style:style>
    <style:style style:name="P21" style:family="paragraph" style:parent-style-name="text" style:list-style-name="L1">
      <style:text-properties officeooo:rsid="000b002b" officeooo:paragraph-rsid="0012ae8c"/>
    </style:style>
    <style:style style:name="P22" style:family="paragraph" style:parent-style-name="text" style:list-style-name="L1">
      <style:text-properties officeooo:rsid="0012074b" officeooo:paragraph-rsid="0012074b"/>
    </style:style>
    <style:style style:name="P23" style:family="paragraph" style:parent-style-name="text" style:list-style-name="L1">
      <style:text-properties officeooo:rsid="000c5500" officeooo:paragraph-rsid="000c5500"/>
    </style:style>
    <style:style style:name="P24" style:family="paragraph" style:parent-style-name="text" style:list-style-name="L1">
      <style:text-properties officeooo:rsid="0012ae8c" officeooo:paragraph-rsid="0012ae8c"/>
    </style:style>
    <style:style style:name="P25" style:family="paragraph" style:parent-style-name="text" style:list-style-name="L1">
      <style:text-properties officeooo:rsid="00139d2a" officeooo:paragraph-rsid="00139d2a"/>
    </style:style>
    <style:style style:name="P26" style:family="paragraph" style:parent-style-name="text" style:list-style-name="L1">
      <style:text-properties style:use-window-font-color="true" officeooo:rsid="002bbfb5" officeooo:paragraph-rsid="000dc162"/>
    </style:style>
    <style:style style:name="P27" style:family="paragraph" style:parent-style-name="text" style:list-style-name="L1">
      <style:text-properties style:use-window-font-color="true" officeooo:rsid="002da9c9" officeooo:paragraph-rsid="000dc162"/>
    </style:style>
    <style:style style:name="P28" style:family="paragraph" style:parent-style-name="text" style:list-style-name="L2">
      <style:text-properties style:use-window-font-color="true" fo:font-weight="bold" officeooo:rsid="002bbfb5" officeooo:paragraph-rsid="001436d2" style:font-weight-asian="bold" style:font-weight-complex="bold"/>
    </style:style>
    <style:style style:name="P29" style:family="paragraph" style:parent-style-name="text" style:list-style-name="L2">
      <style:text-properties style:use-window-font-color="true" fo:font-weight="bold" officeooo:rsid="0027da12" officeooo:paragraph-rsid="001436d2" style:font-weight-asian="bold" style:font-weight-complex="bold"/>
    </style:style>
    <style:style style:name="P30" style:family="paragraph" style:parent-style-name="text" style:list-style-name="L2">
      <style:text-properties style:use-window-font-color="true" fo:font-weight="bold" officeooo:rsid="002da9c9" officeooo:paragraph-rsid="001436d2" style:font-weight-asian="bold" style:font-weight-complex="bold"/>
    </style:style>
    <style:style style:name="P31" style:family="paragraph" style:parent-style-name="text" style:list-style-name="L2">
      <style:text-properties style:use-window-font-color="true" officeooo:rsid="001436d2" officeooo:paragraph-rsid="001436d2"/>
    </style:style>
    <style:style style:name="P32" style:family="paragraph" style:parent-style-name="text" style:list-style-name="L2">
      <style:text-properties style:use-window-font-color="true" fo:font-style="italic" officeooo:rsid="002bbfb5" officeooo:paragraph-rsid="001436d2" style:font-style-asian="italic" style:font-style-complex="italic"/>
    </style:style>
    <style:style style:name="P33" style:family="paragraph" style:parent-style-name="text" style:list-style-name="L2">
      <style:text-properties style:use-window-font-color="true" fo:font-style="italic" officeooo:rsid="001436d2" officeooo:paragraph-rsid="001436d2" style:font-style-asian="italic" style:font-style-complex="italic"/>
    </style:style>
    <style:style style:name="P34" style:family="paragraph" style:parent-style-name="text" style:list-style-name="L2">
      <style:text-properties style:use-window-font-color="true" fo:font-style="italic" officeooo:rsid="002da9c9" officeooo:paragraph-rsid="001436d2" style:font-style-asian="italic" style:font-style-complex="italic"/>
    </style:style>
    <style:style style:name="P35" style:family="paragraph" style:parent-style-name="text" style:list-style-name="L2">
      <style:text-properties officeooo:rsid="002da9c9" officeooo:paragraph-rsid="001436d2"/>
    </style:style>
    <style:style style:name="P36" style:family="paragraph" style:parent-style-name="text" style:list-style-name="L2">
      <style:text-properties fo:font-style="italic" officeooo:rsid="002da9c9" officeooo:paragraph-rsid="001436d2" style:font-style-asian="italic" style:font-style-complex="italic"/>
    </style:style>
    <style:style style:name="T1" style:family="text">
      <style:text-properties officeooo:rsid="00082717"/>
    </style:style>
    <style:style style:name="T2" style:family="text">
      <style:text-properties officeooo:rsid="000c5500"/>
    </style:style>
    <style:style style:name="T3" style:family="text">
      <style:text-properties officeooo:rsid="00105b73"/>
    </style:style>
    <style:style style:name="T4" style:family="text">
      <style:text-properties officeooo:rsid="00118352"/>
    </style:style>
    <style:style style:name="T5" style:family="text">
      <style:text-properties officeooo:rsid="0012074b"/>
    </style:style>
    <style:style style:name="T6" style:family="text">
      <style:text-properties officeooo:rsid="001436d2"/>
    </style:style>
    <style:style style:name="T7" style:family="text">
      <style:text-properties fo:font-variant="normal" fo:text-transform="none" fo:color="#660099" style:font-name="arial" fo:font-size="13.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small-caps" style:font-name="Times New Roman" fo:font-size="36pt" fo:font-weight="bold" style:font-name-asian="Microsoft YaHei" style:font-size-asian="14pt" style:font-name-complex="Lucida Sans" style:font-size-complex="14pt"/>
    </style:style>
    <style:style style:name="T9" style:family="text">
      <style:text-properties fo:font-variant="small-caps" style:font-name="Times New Roman" fo:font-size="36pt" fo:font-weight="bold" style:font-name-asian="Microsoft YaHei" style:font-size-asian="14pt" style:font-weight-asian="bold" style:font-name-complex="Lucida Sans" style:font-size-complex="14pt" style:font-weight-complex="bold"/>
    </style:style>
    <style:style style:name="T10" style:family="text">
      <style:text-properties fo:font-variant="small-caps" style:font-name="Times New Roman" fo:font-size="36pt" fo:font-weight="normal" style:font-name-asian="Microsoft YaHei" style:font-size-asian="14pt" style:font-weight-asian="normal" style:font-name-complex="Lucida Sans" style:font-size-complex="14pt" style:font-weight-complex="normal"/>
    </style:style>
    <style:style style:name="T11" style:family="text">
      <style:text-properties fo:font-variant="small-caps" style:font-name="Times New Roman" fo:font-size="36pt" style:text-underline-style="solid" style:text-underline-width="auto" style:text-underline-color="font-color" fo:font-weight="bold" style:font-name-asian="Microsoft YaHei" style:font-size-asian="14pt" style:font-weight-asian="bold" style:font-name-complex="Lucida Sans" style:font-size-complex="14pt" style:font-weight-complex="bold"/>
    </style:style>
    <style:style style:name="T12" style:family="text">
      <style:text-properties fo:font-variant="small-caps" style:font-name="Times New Roman" fo:font-size="36pt" style:text-underline-style="none" fo:font-weight="bold" style:font-name-asian="Microsoft YaHei" style:font-size-asian="14pt" style:font-weight-asian="bold" style:font-name-complex="Lucida Sans" style:font-size-complex="14pt" style:font-weight-complex="bold"/>
    </style:style>
    <style:style style:name="T13" style:family="text">
      <style:text-properties fo:font-variant="small-caps" fo:color="#660099" style:font-name="Times New Roman" fo:font-size="36pt" fo:letter-spacing="normal" fo:font-style="normal" style:text-underline-style="solid" style:text-underline-width="auto" style:text-underline-color="font-color" fo:font-weight="bold" style:font-name-asian="Microsoft YaHei" style:font-size-asian="14pt" style:font-name-complex="Lucida Sans" style:font-size-complex="14pt"/>
    </style:style>
    <style:style style:name="T14" style:family="text">
      <style:text-properties fo:font-variant="small-caps" fo:color="#1c1c1c" style:font-name="Times New Roman" fo:font-size="36pt" fo:letter-spacing="normal" fo:font-style="normal" style:text-underline-style="solid" style:text-underline-width="auto" style:text-underline-color="font-color" fo:font-weight="bold" style:font-name-asian="Microsoft YaHei" style:font-size-asian="14pt" style:font-name-complex="Lucida Sans" style:font-size-complex="14pt"/>
    </style:style>
    <style:style style:name="T15" style:family="text">
      <style:text-properties fo:font-variant="small-caps" fo:color="#1c1c1c" style:font-name="Times New Roman" fo:font-size="36pt" fo:letter-spacing="normal" fo:font-style="normal" style:text-underline-style="solid" style:text-underline-width="auto" style:text-underline-color="font-color" fo:font-weight="bold" style:font-name-asian="Microsoft YaHei" style:font-size-asian="14pt" style:font-weight-asian="bold" style:font-name-complex="Lucida Sans" style:font-size-complex="14pt" style:font-weight-complex="bold"/>
    </style:style>
    <style:style style:name="T16" style:family="text">
      <style:text-properties fo:font-variant="small-caps" fo:color="#1c1c1c" style:font-name="Times New Roman" fo:font-size="36pt" fo:letter-spacing="normal" fo:font-style="normal" style:text-underline-style="solid" style:text-underline-width="auto" style:text-underline-color="font-color" fo:font-weight="normal" style:font-name-asian="Microsoft YaHei" style:font-size-asian="14pt" style:font-weight-asian="normal" style:font-name-complex="Lucida Sans" style:font-size-complex="14pt" style:font-weight-complex="normal"/>
    </style:style>
    <style:style style:name="T17" style:family="text">
      <style:text-properties fo:font-variant="small-caps" fo:color="#1c1c1c" style:font-name="Times New Roman" fo:font-size="36pt" fo:letter-spacing="normal" fo:font-style="normal" style:text-underline-style="none" fo:font-weight="bold" style:font-name-asian="Microsoft YaHei" style:font-size-asian="14pt" style:font-weight-asian="bold" style:font-name-complex="Lucida Sans" style:font-size-complex="14pt" style:font-weight-complex="bold"/>
    </style:style>
    <style:style style:name="T18" style:family="text">
      <style:text-properties fo:font-variant="small-caps" fo:color="#1c1c1c" style:font-name="Times New Roman" fo:font-size="36pt" style:text-underline-style="none" fo:font-weight="bold" style:font-name-asian="Microsoft YaHei" style:font-size-asian="14pt" style:font-weight-asian="bold" style:font-name-complex="Lucida Sans" style:font-size-complex="14pt" style:font-weight-complex="bold"/>
    </style:style>
    <style:style style:name="T19" style:family="text">
      <style:text-properties fo:font-variant="small-caps" style:use-window-font-color="true" style:font-name="Times New Roman" fo:font-size="36pt" fo:letter-spacing="normal" fo:font-style="normal" style:text-underline-style="none" fo:font-weight="bold" style:font-name-asian="Microsoft YaHei" style:font-size-asian="14pt" style:font-weight-asian="bold" style:font-name-complex="Lucida Sans" style:font-size-complex="14pt" style:font-weight-complex="bold"/>
    </style:style>
    <style:style style:name="T20" style:family="text">
      <style:text-properties fo:font-variant="small-caps" style:use-window-font-color="true" style:font-name="Times New Roman" fo:font-size="36pt" style:text-underline-style="none" fo:font-weight="bold" style:font-name-asian="Microsoft YaHei" style:font-size-asian="14pt" style:font-weight-asian="bold" style:font-name-complex="Lucida Sans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lavička"><text:span text:style-name="T19">Molière</text:span><text:span text:style-name="T20">:</text:span><text:span text:style-name="T12"> </text:span><text:span text:style-name="T8">La</text:span>komec</text:p>
      <text:p text:style-name="P1">překlad Jaroslav Vrchlický</text:p>
      <text:list xml:id="list3223118759" text:style-name="L1">
        <text:list-item>
          <text:p text:style-name="P3">druh</text:p>
          <text:list>
            <text:list-item>
              <text:p text:style-name="P3">drama </text:p>
            </text:list-item>
          </text:list>
        </text:list-item>
        <text:list-item>
          <text:p text:style-name="P3"><text:s/><text:span text:style-name="T4">žánr</text:span></text:p>
          <text:list>
            <text:list-item>
              <text:p text:style-name="P3">komedie</text:p>
              <text:list>
                <text:list-item>
                  <text:p text:style-name="P4">cílem pobavit, šťastný konec, narážky na nedokonalost lidské společnost (lakotu)</text:p>
                </text:list-item>
              </text:list>
            </text:list-item>
          </text:list>
        </text:list-item>
        <text:list-item>
          <text:p text:style-name="P5">téma, motivy</text:p>
          <text:list>
            <text:list-item>
              <text:p text:style-name="P3">peníze, lakota</text:p>
            </text:list-item>
            <text:list-item>
              <text:p text:style-name="P6">láska, <text:span text:style-name="T3">nucený sňatek</text:span></text:p>
            </text:list-item>
            <text:list-item>
              <text:p text:style-name="P7">podezřívavost</text:p>
            </text:list-item>
            <text:list-item>
              <text:p text:style-name="P3">kritika touhy po p<text:span text:style-name="T6">enězích</text:span></text:p>
            </text:list-item>
            <text:list-item>
              <text:p text:style-name="P7">neznámé rodinné vztahy</text:p>
            </text:list-item>
            <text:list-item>
              <text:p text:style-name="P7">truhlička s penězi</text:p>
            </text:list-item>
            <text:list-item>
              <text:p text:style-name="P7">plánovaná svatba</text:p>
            </text:list-item>
          </text:list>
        </text:list-item>
        <text:list-item>
          <text:p text:style-name="P9">zasazení úryvku</text:p>
          <text:list>
            <text:list-item>
              <text:p text:style-name="P3">ke konci díla</text:p>
            </text:list-item>
            <text:list-item>
              <text:p text:style-name="P9">4. jednání</text:p>
            </text:list-item>
            <text:list-item>
              <text:p text:style-name="P9">6. a 7. výstup</text:p>
            </text:list-item>
            <text:list-item>
              <text:p text:style-name="P9">Kleant potřebuje peníze, aby mohl utéct, jeho sluha ukradl Harpagonovy peníze</text:p>
            </text:list-item>
            <text:list-item>
              <text:p text:style-name="P3">Pak Čipera vysvětluje plán</text:p>
            </text:list-item>
            <text:list-item>
              <text:p text:style-name="P10">Harpagon zjistí krádež</text:p>
            </text:list-item>
            <text:list-item>
              <text:p text:style-name="P3">emotivní iracionální <text:span text:style-name="T6">Harpagonův </text:span>monolog</text:p>
            </text:list-item>
          </text:list>
        </text:list-item>
        <text:list-item>
          <text:p text:style-name="P8">časoprostor</text:p>
          <text:list>
            <text:list-item>
              <text:p text:style-name="P8">soudobě s životem autora <text:span text:style-name="T1">(17. st.)</text:span></text:p>
            </text:list-item>
            <text:list-item>
              <text:p text:style-name="P8"><text:span text:style-name="T1">v</text:span> Paříži v domě Harpagonově</text:p>
            </text:list-item>
          </text:list>
        </text:list-item>
        <text:list-item>
          <text:p text:style-name="P11">kompozice</text:p>
          <text:list>
            <text:list-item>
              <text:p text:style-name="P14">Aristotelova jednota času a místa</text:p>
              <text:list>
                <text:list-item>
                  <text:p text:style-name="P14">jedno odpoledne v jednom domě</text:p>
                </text:list-item>
              </text:list>
            </text:list-item>
            <text:list-item>
              <text:p text:style-name="P12">chronologicky, <text:span text:style-name="T4">retrospektivní části (rodina Anselma)</text:span></text:p>
            </text:list-item>
            <text:list-item>
              <text:p text:style-name="P12">pět jednání o několika výstupech</text:p>
              <text:list>
                <text:list-item>
                  <text:p text:style-name="P15">expozice</text:p>
                </text:list-item>
                <text:list-item>
                  <text:p text:style-name="P15">kolize</text:p>
                </text:list-item>
                <text:list-item>
                  <text:p text:style-name="P15">krize</text:p>
                </text:list-item>
                <text:list-item>
                  <text:p text:style-name="P15">peripetie</text:p>
                </text:list-item>
                <text:list-item>
                  <text:p text:style-name="P15">vyústění</text:p>
                </text:list-item>
              </text:list>
            </text:list-item>
            <text:list-item>
              <text:p text:style-name="P3">Elisa a Kleant <text:s/>jsou zamilovaní a chtějí se vzít, otec si chce vzít stejnou dívku jako Kleant. (Základní dějová linka)</text:p>
            </text:list-item>
            <text:list-item>
              <text:p text:style-name="P3">Vedlejší linka: Ztroskotání lodi s Anselmovou rodinou <text:span text:style-name="T6">(retrospektiva)</text:span></text:p>
            </text:list-item>
          </text:list>
        </text:list-item>
        <text:list-item>
          <text:p text:style-name="P12">vypravěč</text:p>
          <text:list>
            <text:list-item>
              <text:p text:style-name="P13">divadelní hra, <text:span text:style-name="T4">není vypravěč</text:span></text:p>
            </text:list-item>
            <text:list-item>
              <text:p text:style-name="P13">scénické poznámky <text:span text:style-name="T4">v závorkách kurzívou</text:span></text:p>
            </text:list-item>
            <text:list-item>
              <text:p text:style-name="P12">na začátku výstupu vypsány účinkující osoby</text:p>
            </text:list-item>
          </text:list>
        </text:list-item>
        <text:list-item>
          <text:p text:style-name="P13">vyprávěcí způsoby, typy promluv</text:p>
          <text:list>
            <text:list-item>
              <text:p text:style-name="P16">přímé řeči</text:p>
            </text:list-item>
            <text:list-item>
              <text:p text:style-name="P16">převáž<text:span text:style-name="T6">n</text:span>ě dialogy, <text:span text:style-name="T4">monology</text:span></text:p>
            </text:list-item>
            <text:list-item>
              <text:p text:style-name="P15"><text:span text:style-name="T6">I</text:span>ch forma v replikách (promluvách)</text:p>
            </text:list-item>
          </text:list>
        </text:list-item>
        <text:list-item>
          <text:p text:style-name="P15">veršová výstavba</text:p>
          <text:list>
            <text:list-item>
              <text:p text:style-name="P15">próza</text:p>
            </text:list-item>
          </text:list>
        </text:list-item>
        <text:list-item>
          <text:p text:style-name="P17"><text:soft-page-break/>postavy</text:p>
          <text:list>
            <text:list-item>
              <text:p text:style-name="P17">HARPAGON</text:p>
              <text:list>
                <text:list-item>
                  <text:p text:style-name="P17">otec Kleanta a Elisy</text:p>
                </text:list-item>
                <text:list-item>
                  <text:p text:style-name="P22">vdovec</text:p>
                </text:list-item>
                <text:list-item>
                  <text:p text:style-name="P17">silně negativní postava</text:p>
                </text:list-item>
                <text:list-item>
                  <text:p text:style-name="P17"><text:span text:style-name="T5">l</text:span>akomec, <text:span text:style-name="T5">lichvář</text:span></text:p>
                  <text:list>
                    <text:list-item>
                      <text:p text:style-name="P17">škudlí si pro sebe spoustu peněz, které nevyužívá, jen se o ně bojí</text:p>
                    </text:list-item>
                    <text:list-item>
                      <text:p text:style-name="P17">chce provdat svoje potomky za bohaté lidi</text:p>
                    </text:list-item>
                    <text:list-item>
                      <text:p text:style-name="P22">nezajímají ho city a prosby druhých</text:p>
                    </text:list-item>
                    <text:list-item>
                      <text:p text:style-name="P22">nereaguje na přání své rodiny</text:p>
                    </text:list-item>
                  </text:list>
                </text:list-item>
                <text:list-item>
                  <text:p text:style-name="P22">neprojevuje se jako nejbystřejší</text:p>
                </text:list-item>
                <text:list-item>
                  <text:p text:style-name="P17"><text:span text:style-name="T5">chce si vzít</text:span> Marian<text:span text:style-name="T5">u</text:span></text:p>
                  <text:list>
                    <text:list-item>
                      <text:p text:style-name="P22">snaží se však u toho získat velké věno, není tedy moc zamilovaný</text:p>
                    </text:list-item>
                    <text:list-item>
                      <text:p text:style-name="P22">nakonec se jí docela lehce vzdá</text:p>
                    </text:list-item>
                  </text:list>
                </text:list-item>
              </text:list>
            </text:list-item>
            <text:list-item>
              <text:p text:style-name="P17">KLEANT</text:p>
              <text:list>
                <text:list-item>
                  <text:p text:style-name="P17">syn <text:span text:style-name="T6">Harpagona</text:span>, milenec Mariany</text:p>
                </text:list-item>
                <text:list-item>
                  <text:p text:style-name="P22">mladý, nemá rád svého otce</text:p>
                </text:list-item>
                <text:list-item>
                  <text:p text:style-name="P17">spíše pozitivní, vychytralá postava</text:p>
                </text:list-item>
              </text:list>
            </text:list-item>
            <text:list-item>
              <text:p text:style-name="P17">ELISA</text:p>
              <text:list>
                <text:list-item>
                  <text:p text:style-name="P17"><text:span text:style-name="T6">Harpagonova</text:span> dcera, milenka Valerova</text:p>
                </text:list-item>
                <text:list-item>
                  <text:p text:style-name="P22">poslušná, věrná Valerovy</text:p>
                </text:list-item>
                <text:list-item>
                  <text:p text:style-name="P22">nejistota ohledně pochopení ostatních jejího svazku</text:p>
                </text:list-item>
                <text:list-item>
                  <text:p text:style-name="P17">pozitivní postava</text:p>
                </text:list-item>
              </text:list>
            </text:list-item>
            <text:list-item>
              <text:p text:style-name="P17">VALER</text:p>
              <text:list>
                <text:list-item>
                  <text:p text:style-name="P17">milenec Elisy</text:p>
                </text:list-item>
                <text:list-item>
                  <text:p text:style-name="P22">zachránil topící Elisu</text:p>
                </text:list-item>
                <text:list-item>
                  <text:p text:style-name="P22">Harpagonu správce</text:p>
                </text:list-item>
                <text:list-item>
                  <text:p text:style-name="P22">nejistý, jestli být na straně Elisy nebo poslušný Harpagonovy</text:p>
                </text:list-item>
                <text:list-item>
                  <text:p text:style-name="P22">vypočítavý</text:p>
                  <text:list>
                    <text:list-item>
                      <text:p text:style-name="P22">snažil se podlézat harpagonovy, aby mu dal svoji dceru</text:p>
                    </text:list-item>
                  </text:list>
                </text:list-item>
                <text:list-item>
                  <text:p text:style-name="P17">na konci se divák dovídá, že je syn synem Ansel<text:span text:style-name="T2">ma</text:span></text:p>
                </text:list-item>
              </text:list>
            </text:list-item>
            <text:list-item>
              <text:p text:style-name="P17">MARIANA</text:p>
              <text:list>
                <text:list-item>
                  <text:p text:style-name="P17">milenka Kleantova</text:p>
                </text:list-item>
                <text:list-item>
                  <text:p text:style-name="P22">stará se o svoji nemocnou matku</text:p>
                </text:list-item>
                <text:list-item>
                  <text:p text:style-name="P18">na konci se divák dovídá, že je <text:span text:style-name="T2">dcerou</text:span> Ansel<text:span text:style-name="T2">ma</text:span></text:p>
                </text:list-item>
              </text:list>
            </text:list-item>
            <text:list-item>
              <text:p text:style-name="P19"><text:s/>ANSELM, otec Mariany a Valera</text:p>
              <text:list>
                <text:list-item>
                  <text:p text:style-name="P23">původně si má vzít Elisu</text:p>
                </text:list-item>
                <text:list-item>
                  <text:p text:style-name="P23">kladná postava</text:p>
                </text:list-item>
              </text:list>
            </text:list-item>
            <text:list-item>
              <text:p text:style-name="P19">FROSINA</text:p>
              <text:list>
                <text:list-item>
                  <text:p text:style-name="P23">záporná postav</text:p>
                </text:list-item>
                <text:list-item>
                  <text:p text:style-name="P23">vychytralá, <text:span text:style-name="T5">dohazovačka</text:span></text:p>
                  <text:list>
                    <text:list-item>
                      <text:p text:style-name="P23">snažil<text:span text:style-name="T5">a</text:span> se na<text:span text:style-name="T5">mluvit</text:span> <text:span text:style-name="T5">H</text:span>arpagonovi Marianu <text:span text:style-name="T5">a získat z toho peníz</text:span></text:p>
                    </text:list-item>
                  </text:list>
                </text:list-item>
                <text:list-item>
                  <text:p text:style-name="P19">pletichářka</text:p>
                </text:list-item>
              </text:list>
            </text:list-item>
            <text:list-item>
              <text:p text:style-name="P19">SIMON</text:p>
              <text:list>
                <text:list-item>
                  <text:p text:style-name="P19">lichvář</text:p>
                </text:list-item>
              </text:list>
            </text:list-item>
            <text:list-item>
              <text:p text:style-name="P19">JAKUB</text:p>
              <text:list>
                <text:list-item>
                  <text:p text:style-name="P19">kuchař a kočí Harpagonův</text:p>
                </text:list-item>
                <text:list-item>
                  <text:p text:style-name="P23">zprvu kladná postava přecházející v zápornou</text:p>
                </text:list-item>
              </text:list>
            </text:list-item>
            <text:list-item>
              <text:p text:style-name="P20">LA FLÈCHE <text:span text:style-name="T5">= Štika = Čipera</text:span></text:p>
              <text:list>
                <text:list-item>
                  <text:p text:style-name="P20">sluha Kleantův</text:p>
                </text:list-item>
                <text:list-item>
                  <text:p text:style-name="P24">snaží se mu pomoci</text:p>
                </text:list-item>
              </text:list>
            </text:list-item>
            <text:list-item>
              <text:p text:style-name="P19">PANÍ CLAUDEslužka Harpagonova</text:p>
            </text:list-item>
            <text:list-item>
              <text:p text:style-name="P19"><text:soft-page-break/>BRINDAVOINE a LA MERLUCHE, sluhové Harpagona</text:p>
            </text:list-item>
            <text:list-item>
              <text:p text:style-name="P21">POLICEJNÍ KOMISAŘ a jeho PÍSAŘ.</text:p>
            </text:list-item>
          </text:list>
        </text:list-item>
        <text:list-item>
          <text:p text:style-name="P24">Urivek</text:p>
          <text:list>
            <text:list-item>
              <text:p text:style-name="P24">1.</text:p>
              <text:list>
                <text:list-item>
                  <text:p text:style-name="P24">Dialog</text:p>
                </text:list-item>
                <text:list-item>
                  <text:p text:style-name="P24">Paralelní kompozice</text:p>
                </text:list-item>
                <text:list-item>
                  <text:p text:style-name="P24">opakující výraz „Co?“</text:p>
                </text:list-item>
                <text:list-item>
                  <text:p text:style-name="P24">Zvolání</text:p>
                </text:list-item>
                <text:list-item>
                  <text:p text:style-name="P24">nadužívání ukazovacích zájmen</text:p>
                </text:list-item>
                <text:list-item>
                  <text:p text:style-name="P24">rčení: „Jsme z vody.“</text:p>
                </text:list-item>
              </text:list>
            </text:list-item>
            <text:list-item>
              <text:p text:style-name="P24">2.</text:p>
              <text:list>
                <text:list-item>
                  <text:p text:style-name="P24">Monolog stavebním prvkem</text:p>
                </text:list-item>
                <text:list-item>
                  <text:p text:style-name="P24">expresivní</text:p>
                  <text:list>
                    <text:list-item>
                      <text:p text:style-name="P24">Krátké věty zakončené „!“</text:p>
                    </text:list-item>
                  </text:list>
                </text:list-item>
                <text:list-item>
                  <text:p text:style-name="P24">nespisovný jazyk a archaizmy</text:p>
                </text:list-item>
                <text:list-item>
                  <text:p text:style-name="P24">zvolání <text:s/>formou jednoduchých vět, větných <text:s/>ekvivalentů</text:p>
                </text:list-item>
                <text:list-item>
                  <text:p text:style-name="P24">řečnické otázky, hyperboly</text:p>
                </text:list-item>
                <text:list-item>
                  <text:p text:style-name="P25">epizeuxis, anafora</text:p>
                </text:list-item>
              </text:list>
            </text:list-item>
          </text:list>
        </text:list-item>
      </text:list>
      <text:p text:style-name="Nadpis2">Moliér</text:p>
      <text:list xml:id="list194948741137771" text:continue-numbering="true" text:style-name="L1">
        <text:list-item>
          <text:p text:style-name="P26">francouzský <text:span text:style-name="T3">klasicistický </text:span>dramatik, herec, vedoucí divadelní společnosti</text:p>
        </text:list-item>
        <text:list-item>
          <text:p text:style-name="P26">nízké žánry</text:p>
          <text:list>
            <text:list-item>
              <text:p text:style-name="P26">komedie kritizující lidské vlastnosti</text:p>
            </text:list-item>
            <text:list-item>
              <text:p text:style-name="P26">→ problémy s cenzurou</text:p>
            </text:list-item>
          </text:list>
        </text:list-item>
        <text:list-item>
          <text:p text:style-name="P27"><text:span text:style-name="T6">T</text:span>artuffe</text:p>
          <text:list>
            <text:list-item>
              <text:p text:style-name="P27">hlavní postava z církevních kruhů</text:p>
              <text:list>
                <text:list-item>
                  <text:p text:style-name="P27">zlý, zákeřný</text:p>
                </text:list-item>
                <text:list-item>
                  <text:p text:style-name="P27">chce získat majetek bohatého měšťana</text:p>
                </text:list-item>
                <text:list-item>
                  <text:p text:style-name="P27">manželka ho prokoukne → udělá mu scénku</text:p>
                </text:list-item>
              </text:list>
            </text:list-item>
          </text:list>
        </text:list-item>
        <text:list-item>
          <text:p text:style-name="P26">Měšťák šlechticem</text:p>
        </text:list-item>
        <text:list-item>
          <text:p text:style-name="P27">Zdravý Nemocný</text:p>
        </text:list-item>
      </text:list>
      <text:p text:style-name="P2">Soudobí autoři</text:p>
      <text:list xml:id="list2794472806" text:style-name="L2">
        <text:list-item>
          <text:p text:style-name="P28">Jeana Racine</text:p>
          <text:list>
            <text:list-item>
              <text:p text:style-name="P31">zabýval se spíše tragédiemi</text:p>
            </text:list-item>
            <text:list-item>
              <text:p text:style-name="P32">Faidra</text:p>
            </text:list-item>
          </text:list>
        </text:list-item>
        <text:list-item>
          <text:p text:style-name="P29">Pierre Corneille</text:p>
          <text:list>
            <text:list-item>
              <text:p text:style-name="P33">Cid</text:p>
              <text:list>
                <text:list-item>
                  <text:p text:style-name="P31">tragédie</text:p>
                </text:list-item>
              </text:list>
            </text:list-item>
          </text:list>
        </text:list-item>
        <text:list-item>
          <text:p text:style-name="P30">Carlo Goldoni</text:p>
          <text:list>
            <text:list-item>
              <text:p text:style-name="P31">italský dramatik</text:p>
            </text:list-item>
            <text:list-item>
              <text:p text:style-name="P35">navazoval na komedie de la arte</text:p>
            </text:list-item>
            <text:list-item>
              <text:p text:style-name="P35">ovlivněn Francii</text:p>
            </text:list-item>
            <text:list-item>
              <text:p text:style-name="P36">Poprask na Laguně</text:p>
            </text:list-item>
            <text:list-item>
              <text:p text:style-name="P34">Sluha dvou pánů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11-18T19:49:47.300000000</dc:date>
    <meta:editing-duration>PT50M40S</meta:editing-duration>
    <meta:editing-cycles>11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43" meta:word-count="644" meta:character-count="3517" meta:non-whitespace-character-count="3149"/>
  </office:meta>
</office:document-meta>
</file>